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dc23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fach</text:p>
          </table:table-cell>
          <table:table-cell table:style-name="ce1" office:value-type="string">
            <text:p>schultyp</text:p>
          </table:table-cell>
          <table:table-cell table:style-name="ce1" office:value-type="string">
            <text:p>preis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Mustermann</text:p>
          </table:table-cell>
          <table:table-cell office:value-type="string">
            <text:p>1160 Wien Wurlitzergasse <text:s/>50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nna </text:p>
          </table:table-cell>
          <table:table-cell office:value-type="string">
            <text:p>Mustermann</text:p>
          </table:table-cell>
          <table:table-cell office:value-type="string">
            <text:p>1160 Wien Ameisbachzeile 140</text:p>
          </table:table-cell>
          <table:table-cell office:value-type="string">
            <text:p>Französisch, Englisch</text:p>
          </table:table-cell>
          <table:table-cell office:value-type="string">
            <text:p>AH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Elisabeth</text:p>
          </table:table-cell>
          <table:table-cell office:value-type="string">
            <text:p>Mustermann</text:p>
          </table:table-cell>
          <table:table-cell office:value-type="string">
            <text:p>1160 Wien Neulerchenfelder <text:s/>23</text:p>
          </table:table-cell>
          <table:table-cell office:value-type="string">
            <text:p>Chemie, Mathematik</text:p>
          </table:table-cell>
          <table:table-cell office:value-type="string">
            <text:p>AH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anz</text:p>
          </table:table-cell>
          <table:table-cell office:value-type="string">
            <text:p>Mustermann</text:p>
          </table:table-cell>
          <table:table-cell office:value-type="string">
            <text:p>1160 Wien Thaliastraße <text:s/>159</text:p>
          </table:table-cell>
          <table:table-cell office:value-type="string">
            <text:p>BWL, Rechnungswesen</text:p>
          </table:table-cell>
          <table:table-cell office:value-type="string">
            <text:p>HAK/HASC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nja</text:p>
          </table:table-cell>
          <table:table-cell office:value-type="string">
            <text:p>Mustermann</text:p>
          </table:table-cell>
          <table:table-cell office:value-type="string">
            <text:p>1160 Wien Panikengasse <text:s/>9</text:p>
          </table:table-cell>
          <table:table-cell office:value-type="string">
            <text:p>Darstellende Geometrie</text:p>
          </table:table-cell>
          <table:table-cell office:value-type="string">
            <text:p>UNI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Eva</text:p>
          </table:table-cell>
          <table:table-cell office:value-type="string">
            <text:p>Mustermann</text:p>
          </table:table-cell>
          <table:table-cell office:value-type="string">
            <text:p>1160 Wien Grundsteingasse 41</text:p>
          </table:table-cell>
          <table:table-cell office:value-type="string">
            <text:p>Deutsch, Mathematik</text:p>
          </table:table-cell>
          <table:table-cell office:value-type="string">
            <text:p>AH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rie</text:p>
          </table:table-cell>
          <table:table-cell office:value-type="string">
            <text:p>Mustermann</text:p>
          </table:table-cell>
          <table:table-cell office:value-type="string">
            <text:p>1160 Wien Horvathgasse 24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hael</text:p>
          </table:table-cell>
          <table:table-cell office:value-type="string">
            <text:p>Mustermann</text:p>
          </table:table-cell>
          <table:table-cell office:value-type="string">
            <text:p>1160 Wien Arnethgasse <text:s/>107</text:p>
          </table:table-cell>
          <table:table-cell office:value-type="string">
            <text:p>Englisch, Italienisch</text:p>
          </table:table-cell>
          <table:table-cell office:value-type="string">
            <text:p>AH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Heinz </text:p>
          </table:table-cell>
          <table:table-cell office:value-type="string">
            <text:p>Mustermann</text:p>
          </table:table-cell>
          <table:table-cell office:value-type="string">
            <text:p>1160 Wien Wilhelminenstraße 93</text:p>
          </table:table-cell>
          <table:table-cell office:value-type="string">
            <text:p>Rechnungswesen,Deutsch</text:p>
          </table:table-cell>
          <table:table-cell office:value-type="string">
            <text:p>HAK/HASC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inrich</text:p>
          </table:table-cell>
          <table:table-cell office:value-type="string">
            <text:p>Mustermann</text:p>
          </table:table-cell>
          <table:table-cell office:value-type="string">
            <text:p>1160 Wien Wurlitzergasse <text:s/>82</text:p>
          </table:table-cell>
          <table:table-cell office:value-type="string">
            <text:p>Englisch</text:p>
          </table:table-cell>
          <table:table-cell office:value-type="string">
            <text:p>UNI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ieter</text:p>
          </table:table-cell>
          <table:table-cell office:value-type="string">
            <text:p>Mustermann</text:p>
          </table:table-cell>
          <table:table-cell office:value-type="string">
            <text:p>1160 Wien Enenkelstraße 20</text:p>
          </table:table-cell>
          <table:table-cell office:value-type="string">
            <text:p>Physik, Latein</text:p>
          </table:table-cell>
          <table:table-cell office:value-type="string">
            <text:p>AHS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erner</text:p>
          </table:table-cell>
          <table:table-cell office:value-type="string">
            <text:p>Mustermann</text:p>
          </table:table-cell>
          <table:table-cell office:value-type="string">
            <text:p>1160 Wien Friedmanngasse 34</text:p>
          </table:table-cell>
          <table:table-cell office:value-type="string">
            <text:p>Rechnungswesen, Englisch</text:p>
          </table:table-cell>
          <table:table-cell office:value-type="string">
            <text:p>HAK/HASCH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nda </text:p>
          </table:table-cell>
          <table:table-cell office:value-type="string">
            <text:p>Musterfrau</text:p>
          </table:table-cell>
          <table:table-cell office:value-type="string">
            <text:p>1160 Wien Ottakringer Straße 145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sa </text:p>
          </table:table-cell>
          <table:table-cell office:value-type="string">
            <text:p>Musterfrau</text:p>
          </table:table-cell>
          <table:table-cell office:value-type="string">
            <text:p>1160 Wien Herbststraße <text:s/>69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rtina</text:p>
          </table:table-cell>
          <table:table-cell office:value-type="string">
            <text:p>Musterfrau</text:p>
          </table:table-cell>
          <table:table-cell office:value-type="string">
            <text:p>1160 Wien Ordengasse <text:s/>3</text:p>
          </table:table-cell>
          <table:table-cell office:value-type="string">
            <text:p>Latein, Englisch</text:p>
          </table:table-cell>
          <table:table-cell office:value-type="string">
            <text:p>AH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Mustermann</text:p>
          </table:table-cell>
          <table:table-cell office:value-type="string">
            <text:p>1160 Wien Edelhofgasse 17</text:p>
          </table:table-cell>
          <table:table-cell office:value-type="string">
            <text:p>Italienisch,Deutsch</text:p>
          </table:table-cell>
          <table:table-cell office:value-type="string">
            <text:p>AH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Musterfrau</text:p>
          </table:table-cell>
          <table:table-cell office:value-type="string">
            <text:p>1160 Wien Algenweg <text:s text:c="2"/>3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Otto</text:p>
          </table:table-cell>
          <table:table-cell office:value-type="string">
            <text:p>Mustermann</text:p>
          </table:table-cell>
          <table:table-cell office:value-type="string">
            <text:p>1160 Wien Neubaugasse 26</text:p>
          </table:table-cell>
          <table:table-cell office:value-type="string">
            <text:p>Informatik</text:p>
          </table:table-cell>
          <table:table-cell office:value-type="string">
            <text:p>UNI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Ute</text:p>
          </table:table-cell>
          <table:table-cell office:value-type="string">
            <text:p>Musterfrau</text:p>
          </table:table-cell>
          <table:table-cell office:value-type="string">
            <text:p>1160 Wien Effingergasse <text:s/>12</text:p>
          </table:table-cell>
          <table:table-cell office:value-type="string">
            <text:p>ID, Englisch</text:p>
          </table:table-cell>
          <table:table-cell office:value-type="string">
            <text:p>HAK/HASCH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ita</text:p>
          </table:table-cell>
          <table:table-cell office:value-type="string">
            <text:p>Musterfrau</text:p>
          </table:table-cell>
          <table:table-cell office:value-type="string">
            <text:p>1160 Wien Agricolagasse <text:s/>11</text:p>
          </table:table-cell>
          <table:table-cell office:value-type="string">
            <text:p>Rechnungswesen, Englisch</text:p>
          </table:table-cell>
          <table:table-cell office:value-type="string">
            <text:p>HAK/HASCH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Mustermann</text:p>
          </table:table-cell>
          <table:table-cell office:value-type="string">
            <text:p>1160 Wien Haymerlegasse 33</text:p>
          </table:table-cell>
          <table:table-cell office:value-type="string">
            <text:p>Englisch, Französisch</text:p>
          </table:table-cell>
          <table:table-cell office:value-type="string">
            <text:p>AH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ufus</text:p>
          </table:table-cell>
          <table:table-cell office:value-type="string">
            <text:p>Mustermann</text:p>
          </table:table-cell>
          <table:table-cell office:value-type="string">
            <text:p>1160 Wien Römergasse <text:s/>38</text:p>
          </table:table-cell>
          <table:table-cell office:value-type="string">
            <text:p>Französisch, Physik</text:p>
          </table:table-cell>
          <table:table-cell office:value-type="string">
            <text:p>AH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Knut</text:p>
          </table:table-cell>
          <table:table-cell office:value-type="string">
            <text:p>Mustermann</text:p>
          </table:table-cell>
          <table:table-cell office:value-type="string">
            <text:p>1160 Wien Payergasse 12</text:p>
          </table:table-cell>
          <table:table-cell office:value-type="string">
            <text:p>Mathematik</text:p>
          </table:table-cell>
          <table:table-cell office:value-type="string">
            <text:p>UNI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Daniela</text:p>
          </table:table-cell>
          <table:table-cell office:value-type="string">
            <text:p>Musterfrau</text:p>
          </table:table-cell>
          <table:table-cell office:value-type="string">
            <text:p>1160 Wien Schrekergasse 12</text:p>
          </table:table-cell>
          <table:table-cell office:value-type="string">
            <text:p>Deutsch, Italienisch</text:p>
          </table:table-cell>
          <table:table-cell office:value-type="string">
            <text:p>AH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Mustermann</text:p>
          </table:table-cell>
          <table:table-cell office:value-type="string">
            <text:p>1160 Wien Wattgasse 59</text:p>
          </table:table-cell>
          <table:table-cell office:value-type="string">
            <text:p>Italienisch </text:p>
          </table:table-cell>
          <table:table-cell office:value-type="string">
            <text:p>UNI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Hugo</text:p>
          </table:table-cell>
          <table:table-cell office:value-type="string">
            <text:p>Mustermann</text:p>
          </table:table-cell>
          <table:table-cell office:value-type="string">
            <text:p>1160 Wien Rankgasse 8</text:p>
          </table:table-cell>
          <table:table-cell office:value-type="string">
            <text:p>Mathematik, Informatik</text:p>
          </table:table-cell>
          <table:table-cell office:value-type="string">
            <text:p>AH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ndreas</text:p>
          </table:table-cell>
          <table:table-cell office:value-type="string">
            <text:p>Mustermann</text:p>
          </table:table-cell>
          <table:table-cell office:value-type="string">
            <text:p>1160 Wien Thaliastraße <text:s/>159</text:p>
          </table:table-cell>
          <table:table-cell office:value-type="string">
            <text:p>Rechnungswesen, Englisch</text:p>
          </table:table-cell>
          <table:table-cell office:value-type="string">
            <text:p>HAK/HASCH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hrista</text:p>
          </table:table-cell>
          <table:table-cell office:value-type="string">
            <text:p>Musterfrau</text:p>
          </table:table-cell>
          <table:table-cell office:value-type="string">
            <text:p>1160 Wien Redtenbachergasse 35</text:p>
          </table:table-cell>
          <table:table-cell office:value-type="string">
            <text:p>Rechnungswesen, Englisch</text:p>
          </table:table-cell>
          <table:table-cell office:value-type="string">
            <text:p>HAK/HASCH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ilvia</text:p>
          </table:table-cell>
          <table:table-cell office:value-type="string">
            <text:p>Musterfrau</text:p>
          </table:table-cell>
          <table:table-cell office:value-type="string">
            <text:p>1160 Wien Römergasse <text:s/>63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inz </text:p>
          </table:table-cell>
          <table:table-cell office:value-type="string">
            <text:p>Mustermann</text:p>
          </table:table-cell>
          <table:table-cell office:value-type="string">
            <text:p>1160 Wien Bachgasse 3</text:p>
          </table:table-cell>
          <table:table-cell office:value-type="string">
            <text:p>Deutsch, Mathematik</text:p>
          </table:table-cell>
          <table:table-cell office:value-type="string">
            <text:p>Volksschule</text:p>
          </table:table-cell>
          <table:table-cell office:value-type="float" office:value="15">
            <text:p>15</text:p>
          </table:table-cell>
        </table:table-row>
      </table:table>
      <table:table table:name="Tabelle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1:48: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trid Denk</meta:initial-creator>
    <meta:creation-date>2013-05-16T20:55:35.90</meta:creation-date>
    <dc:date>2013-06-09T12:29:05</dc:date>
    <meta:editing-duration>PT13M26S</meta:editing-duration>
    <meta:editing-cycles>3</meta:editing-cycles>
    <meta:generator>LibreOffice/4.0.3.3$Linux_x86 LibreOffice_project/400m0$Build-3</meta:generator>
    <meta:document-statistic meta:table-count="3" meta:cell-count="186" meta:object-count="0"/>
  </office:meta>
</office:document-meta>
</file>